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oxen">
      <style:graphic-properties draw:textarea-horizontal-align="justify" draw:textarea-vertical-align="middle" draw:auto-grow-height="false"/>
    </style:style>
    <style:style style:name="gr2" style:family="graphic" style:parent-style-name="Boxen">
      <style:graphic-properties draw:fill="solid" draw:textarea-horizontal-align="justify" draw:textarea-vertical-align="middle" draw:auto-grow-height="false"/>
    </style:style>
    <style:style style:name="gr3" style:family="graphic" style:parent-style-name="Boxen">
      <style:graphic-properties draw:textarea-horizontal-align="justify" draw:textarea-vertical-align="middle" draw:auto-grow-height="false" draw:shadow="hidden"/>
    </style:style>
    <style:style style:name="gr4" style:family="graphic" style:parent-style-name="Schichten">
      <style:graphic-properties draw:fill="solid" draw:fill-color="#ff6633" draw:textarea-horizontal-align="justify" draw:textarea-vertical-align="middle" draw:auto-grow-height="false"/>
    </style:style>
    <style:style style:name="gr5" style:family="graphic" style:parent-style-name="Schichten">
      <style:graphic-properties draw:textarea-horizontal-align="justify" draw:textarea-vertical-align="middle" draw:auto-grow-height="false"/>
    </style:style>
    <style:style style:name="gr6" style:family="graphic" style:parent-style-name="Schichten">
      <style:graphic-properties draw:fill="solid" draw:fill-color="#666666" draw:textarea-horizontal-align="justify" draw:textarea-vertical-align="middle" draw:auto-grow-height="false" draw:shadow-offset-x="0.1cm" draw:shadow-offset-y="0.1cm"/>
    </style:style>
    <style:style style:name="gr7" style:family="graphic" style:parent-style-name="elemente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draw:marker-start-width="0.38cm" draw:marker-end="Arrow" draw:marker-end-width="0.38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family="'Courier New'" style:font-family-generic="modern" style:font-pitch="fixed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5cm" svg:height="8.25cm" svg:x="0.3cm" svg:y="0.75cm">
          <text:p text:style-name="P6"/>
          <draw:enhanced-geometry svg:viewBox="0 0 21600 21600" draw:path-stretchpoint-x="10800" draw:path-stretchpoint-y="10800" draw:text-areas="?f3 ?f4 ?f5 ?f6" draw:type="round-rectangle" draw:modifiers="646.6179159049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25cm" svg:height="8.25cm" svg:x="6.375cm" svg:y="0.75cm">
          <text:p text:style-name="P6"/>
          <draw:enhanced-geometry svg:viewBox="0 0 21600 21600" draw:path-stretchpoint-x="10800" draw:path-stretchpoint-y="10800" draw:text-areas="?f3 ?f4 ?f5 ?f6" draw:type="round-rectangle" draw:modifiers="646.6179159049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375cm" svg:height="8.25cm" svg:x="14.25cm" svg:y="0.75cm">
          <text:p text:style-name="P6"/>
          <draw:enhanced-geometry svg:viewBox="0 0 21600 21600" draw:path-stretchpoint-x="10800" draw:path-stretchpoint-y="10800" draw:text-areas="?f3 ?f4 ?f5 ?f6" draw:type="round-rectangle" draw:modifiers="646.6179159049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625cm" svg:height="0.875cm" svg:x="2.675cm" svg:y="7.75cm">
          <text:p text:style-name="P2"><text:span text:style-name="T1">mai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625cm" svg:height="0.875cm" svg:x="10.75cm" svg:y="7.875cm">
          <text:p text:style-name="P2"><text:span text:style-name="T1">interru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625cm" svg:height="0.875cm" svg:x="16.875cm" svg:y="7.875cm">
          <text:p text:style-name="P2"><text:span text:style-name="T2">system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875cm" svg:height="0.5cm" svg:x="15.55cm" svg:y="2.25cm">
          <text:p text:style-name="P4">lcd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5.55cm" svg:y="3cm">
          <text:p text:style-name="P4">rotaryencoder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5.55cm" svg:y="3.75cm">
          <text:p text:style-name="P4">engine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5.55cm" svg:y="4.5cm">
          <text:p text:style-name="P4">color sensor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5.55cm" svg:y="5.25cm">
          <text:p text:style-name="P4">lightbarrier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75cm" svg:height="0.5cm" svg:x="15.55cm" svg:y="6cm">
          <text:p text:style-name="P4">shaker 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7.275cm" svg:y="3cm">
          <text:p text:style-name="P2">get set rotaryencoder flag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7.275cm" svg:y="3.75cm">
          <text:p text:style-name="P2">get set engine flag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7.275cm" svg:y="4.5cm">
          <text:p text:style-name="P2">get set color sensor flag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0.5cm" svg:x="7.275cm" svg:y="5.25cm">
          <text:p text:style-name="P2">get set lightbarrier flags</text:p>
          <draw:enhanced-geometry svg:viewBox="0 0 21600 21600" draw:type="rectangle" draw:enhanced-path="M 0 0 L 21600 0 21600 21600 0 21600 0 0 Z N"/>
        </draw:custom-shape>
        <draw:custom-shape draw:style-name="gr7" draw:text-style-name="P1" draw:id="id3" draw:layer="layout" svg:width="5.25cm" svg:height="0.5cm" svg:x="7.275cm" svg:y="6cm">
          <text:p text:style-name="P2">get set shaker flags</text:p>
          <draw:enhanced-geometry svg:viewBox="0 0 21600 21600" draw:type="rectangle" draw:enhanced-path="M 0 0 L 21600 0 21600 21600 0 21600 0 0 Z N"/>
        </draw:custom-shape>
        <draw:custom-shape draw:style-name="gr7" draw:text-style-name="P1" draw:id="id4" draw:layer="layout" svg:width="5.25cm" svg:height="0.5cm" svg:x="7.275cm" svg:y="2.25cm">
          <text:p text:style-name="P2">get set lcd flags</text:p>
          <draw:enhanced-geometry svg:viewBox="0 0 21600 21600" draw:type="rectangle" draw:enhanced-path="M 0 0 L 21600 0 21600 21600 0 21600 0 0 Z N"/>
        </draw:custom-shape>
        <draw:custom-shape draw:style-name="gr7" draw:text-style-name="P1" draw:id="id2" draw:layer="layout" svg:width="4.25cm" svg:height="0.5cm" svg:x="1.05cm" svg:y="2.25cm">
          <text:p text:style-name="P2">control lc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1.05cm" svg:y="3cm">
          <text:p text:style-name="P2">control rotaryencod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1.05cm" svg:y="3.75cm">
          <text:p text:style-name="P2">control engi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1.05cm" svg:y="4.5cm">
          <text:p text:style-name="P2">control color sen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5cm" svg:height="0.5cm" svg:x="1.05cm" svg:y="5.25cm">
          <text:p text:style-name="P2">control lightbarrier</text:p>
          <draw:enhanced-geometry svg:viewBox="0 0 21600 21600" draw:type="rectangle" draw:enhanced-path="M 0 0 L 21600 0 21600 21600 0 21600 0 0 Z N"/>
        </draw:custom-shape>
        <draw:custom-shape draw:style-name="gr7" draw:text-style-name="P1" draw:id="id1" draw:layer="layout" svg:width="4.25cm" svg:height="0.5cm" svg:x="1.05cm" svg:y="6cm">
          <text:p text:style-name="P2">control shaker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draw:line-skew="0.696cm 0.025cm -0.969cm" svg:x1="3.175cm" svg:y1="6.5cm" svg:x2="3.175cm" svg:y2="2.25cm" draw:start-shape="id1" draw:start-glue-point="2" draw:end-shape="id2" draw:end-glue-point="0" svg:d="m3175 6500c0 1831-2625 1221-2625-2261s2625-4230 2625-1989">
          <text:p text:style-name="P6"/>
        </draw:connector>
        <draw:frame draw:style-name="gr9" draw:text-style-name="P7" draw:layer="layout" svg:width="2.534cm" svg:height="0.704cm" svg:x="2.8cm" svg:y="0.921cm">
          <draw:text-box>
            <text:p text:style-name="P6"><text:span text:style-name="T3">while(1)</text:span></text:p>
          </draw:text-box>
        </draw:frame>
        <draw:connector draw:style-name="gr10" draw:text-style-name="P1" draw:layer="layout" draw:type="curve" draw:line-skew="0.719cm -0.125cm -0.969cm" svg:x1="9.9cm" svg:y1="6.5cm" svg:x2="9.9cm" svg:y2="2.25cm" draw:start-shape="id3" draw:start-glue-point="2" draw:end-shape="id4" draw:end-glue-point="0" svg:d="m9900 6500c0 1866-3275 1244-3275-2250s3275-4241 3275-2000">
          <text:p text:style-name="P6"/>
        </draw:connector>
        <draw:frame draw:style-name="gr9" draw:text-style-name="P7" draw:layer="layout" svg:width="3.042cm" svg:height="0.704cm" svg:x="9.875cm" svg:y="0.921cm">
          <draw:text-box>
            <text:p text:style-name="P6"><text:span text:style-name="T3">ISR (1 ms)</text:span></text:p>
          </draw:text-box>
        </draw:frame>
        <draw:line draw:style-name="gr11" draw:text-style-name="P1" draw:layer="layout" svg:x1="14.625cm" svg:y1="2.5cm" svg:x2="15.5cm" svg:y2="2.5cm">
          <text:p text:style-name="P6"/>
        </draw:line>
        <draw:line draw:style-name="gr11" draw:text-style-name="P1" draw:layer="layout" svg:x1="14.626cm" svg:y1="3.3cm" svg:x2="15.501cm" svg:y2="3.3cm">
          <text:p text:style-name="P6"/>
        </draw:line>
        <draw:line draw:style-name="gr11" draw:text-style-name="P1" draw:layer="layout" svg:x1="14.627cm" svg:y1="4cm" svg:x2="15.502cm" svg:y2="4cm">
          <text:p text:style-name="P6"/>
        </draw:line>
        <draw:line draw:style-name="gr11" draw:text-style-name="P1" draw:layer="layout" svg:x1="14.628cm" svg:y1="4.8cm" svg:x2="15.503cm" svg:y2="4.8cm">
          <text:p text:style-name="P6"/>
        </draw:line>
        <draw:line draw:style-name="gr11" draw:text-style-name="P1" draw:layer="layout" svg:x1="14.629cm" svg:y1="5.5cm" svg:x2="15.504cm" svg:y2="5.5cm">
          <text:p text:style-name="P6"/>
        </draw:line>
        <draw:line draw:style-name="gr11" draw:text-style-name="P1" draw:layer="layout" svg:x1="14.63cm" svg:y1="6.2cm" svg:x2="15.505cm" svg:y2="6.2cm">
          <text:p text:style-name="P6"/>
        </draw:line>
        <draw:frame draw:style-name="gr9" draw:text-style-name="P7" draw:layer="layout" svg:width="3.042cm" svg:height="0.704cm" svg:x="15.75cm" svg:y="1.421cm">
          <draw:text-box>
            <text:p text:style-name="P6"><text:span text:style-name="T3">// on c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e" style:family="graphic" style:parent-style-name="standard">
      <style:graphic-properties draw:stroke-dash="Dash_20_1" svg:stroke-width="0.05cm" draw:marker-start-width="0.38cm" draw:marker-end-width="0.38cm" draw:fill-color="#e6e6ff" draw:fill-gradient-name="Gradient_20_7" draw:fill-hatch-name="Hatch_20_46" draw:fill-image-name="Bitmape_20_1" draw:fill-image-width="0cm" draw:fill-image-height="0cm" draw:textarea-horizontal-align="left" draw:textarea-vertical-align="middle"/>
      <style:paragraph-properties>
        <style:tab-stops/>
      </style:paragraph-properties>
      <style:text-properties fo:font-size="12pt"/>
    </style:style>
    <style:style style:name="Boxen" style:family="graphic" style:parent-style-name="standard">
      <style:graphic-properties draw:stroke-dash="Dash_20_1" svg:stroke-width="0.05cm" draw:marker-start-width="0.39cm" draw:marker-end-width="0.39cm" draw:fill-color="#ffffcc" draw:fill-gradient-name="Gradient_20_7" draw:fill-hatch-name="Hatch_20_46" draw:fill-image-name="Bitmape_20_1" draw:fill-image-width="0cm" draw:fill-image-height="0cm" draw:shadow="hidden" draw:shadow-color="#c0c0c0"/>
    </style:style>
    <style:style style:name="Schichten" style:family="graphic" style:parent-style-name="standard">
      <style:graphic-properties draw:stroke-dash="Dash_20_1" svg:stroke-width="0.05cm" draw:marker-start-width="0.38cm" draw:marker-end-width="0.38cm" draw:fill-color="#ffcc99" draw:fill-gradient-name="Gradient_20_7" draw:fill-hatch-name="Hatch_20_46" draw:fill-image-name="Bitmape_20_1" draw:fill-image-width="0cm" draw:fill-image-height="0cm" draw:shadow="visible" draw:shadow-offset-x="0.1cm" draw:shadow-offset-y="0.1cm" draw:shadow-color="#c0c0c0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praktikum praktikum</meta:initial-creator>
    <meta:creation-date>2008-05-26T17:04:46</meta:creation-date>
    <dc:creator>praktikum praktikum</dc:creator>
    <dc:date>2008-06-24T19:22:09</dc:date>
    <meta:editing-cycles>4</meta:editing-cycles>
    <meta:editing-duration>PT23M44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